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d90" officeooo:paragraph-rsid="001ae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&lt;head&gt;</text:p>
      <text:p text:style-name="P1">&lt;style&gt;</text:p>
      <text:p text:style-name="P1">#navlist {</text:p>
      <text:p text:style-name="P1"><text:s text:c="4"/>position: relative;</text:p>
      <text:p text:style-name="P1">}</text:p>
      <text:p text:style-name="P1"/>
      <text:p text:style-name="P1">#navlist li {</text:p>
      <text:p text:style-name="P1"><text:s text:c="4"/>margin: 0;</text:p>
      <text:p text:style-name="P1"><text:s text:c="4"/>padding: 0;</text:p>
      <text:p text:style-name="P1"><text:s text:c="4"/>list-style: none;</text:p>
      <text:p text:style-name="P1"><text:s text:c="4"/>position: absolute;</text:p>
      <text:p text:style-name="P1"><text:s text:c="4"/>top: 0;</text:p>
      <text:p text:style-name="P1">}</text:p>
      <text:p text:style-name="P1"/>
      <text:p text:style-name="P1">#navlist li, #navlist a {</text:p>
      <text:p text:style-name="P1"><text:s text:c="4"/>height: 44px;</text:p>
      <text:p text:style-name="P1"><text:s text:c="4"/>display: block;</text:p>
      <text:p text:style-name="P1">}</text:p>
      <text:p text:style-name="P1"/>
      <text:p text:style-name="P1">#home {</text:p>
      <text:p text:style-name="P1"><text:s text:c="4"/>left: 0px;</text:p>
      <text:p text:style-name="P1"><text:s text:c="4"/>width: 46px;</text:p>
      <text:p text:style-name="P1"><text:s text:c="4"/>background: url('img_navsprites_hover.gif') 0 0;</text:p>
      <text:p text:style-name="P1">}</text:p>
      <text:p text:style-name="P1"/>
      <text:p text:style-name="P1">#prev {</text:p>
      <text:p text:style-name="P1"><text:s text:c="4"/>left: 63px;</text:p>
      <text:p text:style-name="P1"><text:s text:c="4"/>width: 43px;</text:p>
      <text:p text:style-name="P1"><text:s text:c="4"/>background: url('img_navsprites_hover.gif') -47px 0;</text:p>
      <text:p text:style-name="P1">}</text:p>
      <text:p text:style-name="P1"/>
      <text:p text:style-name="P1">#next {</text:p>
      <text:p text:style-name="P1"><text:s text:c="4"/>left: 129px;</text:p>
      <text:p text:style-name="P1"><text:s text:c="4"/>width: 43px;</text:p>
      <text:p text:style-name="P1"><text:s text:c="4"/>background: url('img_navsprites_hover.gif') -91px 0;</text:p>
      <text:p text:style-name="P1">}</text:p>
      <text:p text:style-name="P1"/>
      <text:p text:style-name="P1">#home a:hover {</text:p>
      <text:p text:style-name="P1"><text:s text:c="4"/>background: url('img_navsprites_hover.gif') 0 -45px;</text:p>
      <text:p text:style-name="P1">}</text:p>
      <text:p text:style-name="P1"/>
      <text:p text:style-name="P1">#prev a:hover {</text:p>
      <text:p text:style-name="P1"><text:s text:c="4"/>background: url('img_navsprites_hover.gif') -47px -45px;</text:p>
      <text:p text:style-name="P1">}</text:p>
      <text:p text:style-name="P1"/>
      <text:p text:style-name="P1">#next a:hover {</text:p>
      <text:p text:style-name="P1"><text:s text:c="4"/>background: url('img_navsprites_hover.gif') -91px -45px;</text:p>
      <text:p text:style-name="P1">}</text:p>
      <text:p text:style-name="P1">&lt;/style&gt;</text:p>
      <text:p text:style-name="P1">&lt;/head&gt;</text:p>
      <text:p text:style-name="P1"><text:soft-page-break/>&lt;body&gt;</text:p>
      <text:p text:style-name="P1"/>
      <text:p text:style-name="P1">&lt;ul id="navlist"&gt;</text:p>
      <text:p text:style-name="P1"><text:s text:c="2"/>&lt;li id="home"&gt;&lt;a href="default.asp"&gt;&lt;/a&gt;&lt;/li&gt;</text:p>
      <text:p text:style-name="P1"><text:s text:c="2"/>&lt;li id="prev"&gt;&lt;a href="css_intro.asp"&gt;&lt;/a&gt;&lt;/li&gt;</text:p>
      <text:p text:style-name="P1"><text:s text:c="2"/>&lt;li id="next"&gt;&lt;a href="css_syntax.asp"&gt;&lt;/a&gt;&lt;/li&gt;</text:p>
      <text:p text:style-name="P1">&lt;/ul&gt;</text:p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08:39.028569969</meta:creation-date>
    <dc:date>2018-02-18T14:08:58.785581206</dc:date>
    <meta:editing-duration>PT20S</meta:editing-duration>
    <meta:editing-cycles>1</meta:editing-cycles>
    <meta:document-statistic meta:table-count="0" meta:image-count="0" meta:object-count="0" meta:page-count="2" meta:paragraph-count="52" meta:word-count="108" meta:character-count="936" meta:non-whitespace-character-count="794"/>
    <meta:generator>LibreOffice/5.1.4.2$Linux_X86_64 LibreOffice_project/10m0$Build-2</meta:generator>
  </office:meta>
</office:document-meta>
</file>